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2.25020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10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Display computer database home page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3">
            <text:p>1. Computer database home page should be displayed within the web browser</text:p>
          </table:table-cell>
          <table:table-cell table:number-columns-repeated="16379"/>
        </table:table-row>
        <table:table-row table:style-name="ro3">
          <table:table-cell office:value-type="float" office:value="2.1" table:style-name="ce4">
            <text:p>2.1</text:p>
          </table:table-cell>
          <table:table-cell office:value-type="string" table:style-name="ce4">
            <text:p>Add a new computer with a valid name to the database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'TestComputer' in the Computer name field</text:p>
            <text:p>5. Click on 'Create this computer' button on the bottom left hand corner of the screen</text:p>
          </table:table-cell>
          <table:table-cell office:value-type="string" table:style-name="ce4">
            <text:p>1. Computer database home page should be displayed within the web browser</text:p>
            <text:p>2. Confirmation message should be displayed at the top of the page: "Done! Computer TestComputer has been created"</text:p>
          </table:table-cell>
          <table:table-cell table:number-columns-repeated="16379" table:style-name="ce5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20:03:03Z</dc:date>
  </office:meta>
</office:document-meta>
</file>